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8.521cm"/>
    </style:style>
    <style:style style:name="co7" style:family="table-column">
      <style:table-column-properties fo:break-before="auto" style:column-width="2.122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0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101" calcext:value-type="float" table:number-columns-spanned="2" table:number-rows-spanned="1">
            <text:p>51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8" table:number-columns-repeated="2"/>
          <table:table-cell table:style-name="ce100"/>
          <table:table-cell table:style-name="ce111"/>
          <table:table-cell table:style-name="ce100"/>
          <table:table-cell table:style-name="ce120"/>
          <table:table-cell table:style-name="ce126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2" office:value-type="string" calcext:value-type="string">
            <text:p>Bancos:</text:p>
          </table:table-cell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7"/>
          <table:table-cell table:style-name="ce132" office:value-type="string" office:string-value="Bancos:" calcext:value-type="string">
            <text:p><text:s/>Bancos: </text:p>
          </table:table-cell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26"/>
          <table:table-cell table:style-name="ce101" office:value-type="float" office:value="374696" calcext:value-type="float">
            <text:p>374,696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374696" calcext:value-type="float">
            <text:p>374,696</text:p>
          </table:table-cell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137" office:value-type="float" office:value="169433.65" calcext:value-type="float">
            <text:p>169,434</text:p>
          </table:table-cell>
          <table:table-cell table:style-name="ce142" table:formula="of:=+[.G11]-[.J11]" office:value-type="float" office:value="205262.35" calcext:value-type="float">
            <text:p>205,2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34"/>
          <table:table-cell table:style-name="ce102" office:value-type="float" office:value="13165" calcext:value-type="float">
            <text:p>13,165</text:p>
          </table:table-cell>
          <table:table-cell table:style-name="ce113"/>
          <table:table-cell table:style-name="ce102"/>
          <table:table-cell table:style-name="ce121" table:formula="of:=[.D12]+[.E12]-[.F12]" office:value-type="float" office:value="13165" calcext:value-type="float">
            <text:p>13,165</text:p>
          </table:table-cell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102" office:value-type="float" office:value="13131.27" calcext:value-type="float">
            <text:p>13,131</text:p>
          </table:table-cell>
          <table:table-cell table:style-name="ce142" table:formula="of:=+[.G12]-[.J12]" office:value-type="float" office:value="33.7299999999996" calcext:value-type="float">
            <text:p>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34"/>
          <table:table-cell table:style-name="ce102" office:value-type="float" office:value="665" calcext:value-type="float">
            <text:p>665</text:p>
          </table:table-cell>
          <table:table-cell table:style-name="ce113"/>
          <table:table-cell table:style-name="ce102"/>
          <table:table-cell table:style-name="ce121" table:formula="of:=[.D13]+[.E13]-[.F13]" office:value-type="float" office:value="665" calcext:value-type="float">
            <text:p>665</text:p>
          </table:table-cell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102" office:value-type="float" office:value="10066.77" calcext:value-type="float">
            <text:p>10,067</text:p>
          </table:table-cell>
          <table:table-cell table:style-name="ce142" table:formula="of:=+[.G13]-[.J13]" office:value-type="float" office:value="-9401.77" calcext:value-type="float">
            <text:p>-9,40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34"/>
          <table:table-cell table:style-name="ce102" office:value-type="float" office:value="54603" calcext:value-type="float">
            <text:p>54,603</text:p>
          </table:table-cell>
          <table:table-cell table:style-name="ce113"/>
          <table:table-cell table:style-name="ce102"/>
          <table:table-cell table:style-name="ce121" table:formula="of:=[.D14]+[.E14]-[.F14]" office:value-type="float" office:value="54603" calcext:value-type="float">
            <text:p>54,603</text:p>
          </table:table-cell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102" office:value-type="float" office:value="63768.01" calcext:value-type="float">
            <text:p>63,768</text:p>
          </table:table-cell>
          <table:table-cell table:style-name="ce142" table:formula="of:=+[.G14]-[.J14]" office:value-type="float" office:value="-9165.01" calcext:value-type="float">
            <text:p>-9,16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34"/>
          <table:table-cell table:style-name="ce102" office:value-type="float" office:value="707462" calcext:value-type="float">
            <text:p>707,462</text:p>
          </table:table-cell>
          <table:table-cell table:style-name="ce113"/>
          <table:table-cell table:style-name="ce102"/>
          <table:table-cell table:style-name="ce121" table:formula="of:=[.D15]+[.E15]-[.F15]" office:value-type="float" office:value="707462" calcext:value-type="float">
            <text:p>707,462</text:p>
          </table:table-cell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102" office:value-type="float" office:value="500000" calcext:value-type="float">
            <text:p>500,000</text:p>
          </table:table-cell>
          <table:table-cell table:style-name="ce142" table:formula="of:=+[.G15]-[.J15]" office:value-type="float" office:value="207462" calcext:value-type="float">
            <text:p>207,4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34"/>
          <table:table-cell table:style-name="ce102" office:value-type="float" office:value="550000" calcext:value-type="float">
            <text:p>550,000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550000" calcext:value-type="float">
            <text:p>550,000</text:p>
          </table:table-cell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102" office:value-type="float" office:value="18554.29" calcext:value-type="float">
            <text:p>18,554</text:p>
          </table:table-cell>
          <table:table-cell table:style-name="ce142" table:formula="of:=+[.G16]-[.J16]" office:value-type="float" office:value="531445.71" calcext:value-type="float">
            <text:p>531,44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3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3"/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7" office:value-type="string" office:string-value="Caja:" calcext:value-type="string">
            <text:p><text:s/>Caja: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135" office:value-type="string" office:string-value="Caja:" calcext:value-type="string">
            <text:p><text:s/>Caja: </text:p>
          </table:table-cell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34"/>
          <table:table-cell table:style-name="ce102" office:value-type="float" office:value="1710" calcext:value-type="float">
            <text:p>1,710</text:p>
          </table:table-cell>
          <table:table-cell table:style-name="ce113"/>
          <table:table-cell table:style-name="ce102"/>
          <table:table-cell table:style-name="ce121" table:formula="of:=[.D19]+[.E19]-[.F19]" office:value-type="float" office:value="1710" calcext:value-type="float">
            <text:p>1,710</text:p>
          </table:table-cell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102" office:value-type="float" office:value="1710" calcext:value-type="float">
            <text:p>1,710</text:p>
          </table:table-cell>
          <table:table-cell table:style-name="ce142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0]+[.E20]-[.F20]" office:value-type="float" office:value="0" calcext:value-type="float">
            <text:p>0</text:p>
          </table:table-cell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102" office:value-type="float" office:value="600" calcext:value-type="float">
            <text:p>600</text:p>
          </table:table-cell>
          <table:table-cell table:style-name="ce142" table:formula="of:=+[.G20]-[.J20]" office:value-type="float" office:value="-600" calcext:value-type="float">
            <text:p>-6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1]+[.E21]-[.F21]" office:value-type="float" office:value="0" calcext:value-type="float">
            <text:p>0</text:p>
          </table:table-cell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6" calcext:value-type="float">
            <text:p>101010101006 </text:p>
          </table:table-cell>
          <table:table-cell table:style-name="ce33" office:value-type="string" office:string-value="Caja Eventual" calcext:value-type="string">
            <text:p><text:s/>Caja Eventual </text:p>
          </table:table-cell>
          <table:table-cell table:style-name="ce34"/>
          <table:table-cell table:style-name="ce102" office:value-type="float" office:value="20000" calcext:value-type="float">
            <text:p>20,000</text:p>
          </table:table-cell>
          <table:table-cell table:style-name="ce113"/>
          <table:table-cell table:style-name="ce102"/>
          <table:table-cell table:style-name="ce121" table:formula="of:=[.D22]+[.E22]-[.F22]" office:value-type="float" office:value="20000" calcext:value-type="float">
            <text:p>20,000</text:p>
          </table:table-cell>
          <table:table-cell table:style-name="ce10" office:value-type="float" office:value="101010101006" calcext:value-type="float">
            <text:p>101010101006 </text:p>
          </table:table-cell>
          <table:table-cell table:style-name="ce33" office:value-type="string" office:string-value="Caja Eventual" calcext:value-type="string">
            <text:p><text:s/>Caja Eventual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22]-[.J22]" office:value-type="float" office:value="20000" calcext:value-type="float">
            <text:p>20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3]+[.E23]-[.F23]" office:value-type="float" office:value="0" calcext:value-type="float">
            <text:p>0</text:p>
          </table:table-cell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6" table:number-columns-repeated="2"/>
          <table:table-cell table:style-name="ce103" table:number-columns-repeated="3"/>
          <table:table-cell table:style-name="ce122"/>
          <table:table-cell table:style-name="ce128"/>
          <table:table-cell table:style-name="ce40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24])" office:value-type="float" office:value="1722301" calcext:value-type="float">
            <text:p>1,722,301</text:p>
          </table:table-cell>
          <table:table-cell table:style-name="ce104" table:formula="of:=SUM([.E9:.E24])" office:value-type="float" office:value="0" calcext:value-type="float">
            <text:p>0</text:p>
          </table:table-cell>
          <table:table-cell table:style-name="ce104" table:formula="of:=SUM([.F9:.F24])" office:value-type="float" office:value="0" calcext:value-type="float">
            <text:p>0</text:p>
          </table:table-cell>
          <table:table-cell table:style-name="ce104" table:formula="of:=SUM([.G9:.G24])" office:value-type="float" office:value="1722301" calcext:value-type="float">
            <text:p>1,722,301</text:p>
          </table:table-cell>
          <table:table-cell table:style-name="ce41" table:number-columns-repeated="2"/>
          <table:table-cell table:style-name="ce104" table:formula="of:=SUM([.J9:.J24])" office:value-type="float" office:value="777263.99" calcext:value-type="float">
            <text:p>777,264</text:p>
          </table:table-cell>
          <table:table-cell table:style-name="ce145" table:formula="of:=SUM([.K9:.K24])" office:value-type="float" office:value="945037.01" calcext:value-type="float">
            <text:p>945,03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55"/>
          <table:table-cell table:style-name="ce56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Efectivo</text:p>
          </table:table-cell>
          <table:table-cell table:style-name="ce57"/>
          <table:table-cell table:style-name="ce108" table:formula="of:=SUM([.G18:.G23])" office:value-type="float" office:value="21710" calcext:value-type="float">
            <text:p>21,710</text:p>
          </table:table-cell>
          <table:table-cell table:style-name="ce108" table:formula="of:=SUM([.J18:.J23])" office:value-type="float" office:value="2310" calcext:value-type="float">
            <text:p>2,31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Bancos:</text:p>
          </table:table-cell>
          <table:table-cell table:style-name="ce57"/>
          <table:table-cell table:style-name="ce108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Bancos Locales:</text:p>
          </table:table-cell>
          <table:table-cell table:style-name="ce57"/>
          <table:table-cell table:style-name="ce108" table:formula="of:=[.G11]+[.G13]+[.G14]+[.G15]+[.G16]" office:value-type="float" office:value="1687426" calcext:value-type="float">
            <text:p>1,687,426</text:p>
          </table:table-cell>
          <table:table-cell table:style-name="ce108" table:formula="of:=[.J11]+[.J13]+[.J14]+[.J15]+[.J16]" office:value-type="float" office:value="761822.72" calcext:value-type="float">
            <text:p>761,823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Bancos Extranjeros:</text:p>
          </table:table-cell>
          <table:table-cell table:style-name="ce57"/>
          <table:table-cell table:style-name="ce108" table:formula="of:=[.G12]" office:value-type="float" office:value="13165" calcext:value-type="float">
            <text:p>13,165</text:p>
          </table:table-cell>
          <table:table-cell table:style-name="ce108" table:formula="of:=[.J12]" office:value-type="float" office:value="13131.27" calcext:value-type="float">
            <text:p>13,131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9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30:.D34])" office:value-type="float" office:value="1722301" calcext:value-type="float">
            <text:p>1,722,301</text:p>
          </table:table-cell>
          <table:table-cell table:style-name="ce104" table:formula="of:=+SUM([.E30:.E34])" office:value-type="float" office:value="777263.99" calcext:value-type="float">
            <text:p>777,26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office:value-type="string" calcext:value-type="string">
            <text:p>Estados financieros revisados a fecha de corte del 30 de septiembre del 2021</text:p>
          </table:table-cell>
          <table:table-cell table:style-name="ce20" table:number-columns-repeated="8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office:value-type="string" calcext:value-type="string">
            <text:p>Revisión de los movimientos a fecha de corte del 31 de diciembre del 2021</text:p>
          </table:table-cell>
          <table:table-cell table:style-name="ce20" table:number-columns-repeated="8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59:45.0453267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1:48:54.662819380</dc:date>
    <meta:editing-cycles>13</meta:editing-cycles>
    <meta:editing-duration>PT1H26M54S</meta:editing-duration>
    <meta:document-statistic meta:table-count="1" meta:cell-count="158" meta:object-count="0"/>
  </office:meta>
</office:document-meta>
</file>